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0256in" fo:line-height="100%"/>
      <style:text-properties style:font-name-complex="Calibri" fo:font-weight="bold" style:font-weight-asian="bold" style:font-weight-complex="bold" fo:color="#000000"/>
    </style:style>
    <style:style style:name="P2" style:parent-style-name="Normal" style:family="paragraph">
      <style:paragraph-properties style:text-autospace="none" fo:margin-bottom="0.0256in" fo:line-height="100%"/>
      <style:text-properties style:font-name-complex="Calibri" fo:font-weight="bold" style:font-weight-asian="bold" style:font-weight-complex="bold" fo:color="#000000"/>
    </style:style>
    <style:style style:name="P3" style:parent-style-name="Normal" style:family="paragraph">
      <style:paragraph-properties style:text-autospace="none" fo:text-align="justify" fo:margin-bottom="0.0256in" fo:line-height="100%"/>
    </style:style>
    <style:style style:name="T4" style:parent-style-name="DefaultParagraphFont" style:family="text">
      <style:text-properties fo:color="#000000"/>
    </style:style>
    <style:style style:name="T5" style:parent-style-name="DefaultParagraphFont" style:family="text">
      <style:text-properties fo:color="#000000"/>
    </style:style>
    <style:style style:name="T6" style:parent-style-name="DefaultParagraphFont" style:family="text">
      <style:text-properties style:font-name-asian="Times New Roman" fo:color="#000000"/>
    </style:style>
    <style:style style:name="P7" style:parent-style-name="Normal" style:family="paragraph">
      <style:paragraph-properties style:text-autospace="none" fo:text-align="justify" fo:margin-bottom="0.0256in" fo:line-height="100%"/>
      <style:text-properties style:font-name-complex="Calibri" fo:color="#000000"/>
    </style:style>
    <style:style style:name="P8" style:parent-style-name="Normal" style:family="paragraph">
      <style:paragraph-properties style:text-autospace="none" fo:text-align="justify" fo:margin-bottom="0.0256in" fo:line-height="100%"/>
    </style:style>
    <style:style style:name="T9" style:parent-style-name="DefaultParagraphFont" style:family="text">
      <style:text-properties style:font-name-complex="Calibri" fo:color="#000000"/>
    </style:style>
    <style:style style:name="T10" style:parent-style-name="DefaultParagraphFont" style:family="text">
      <style:text-properties style:font-name-complex="Calibri" fo:color="#000000"/>
    </style:style>
    <style:style style:name="T11" style:parent-style-name="DefaultParagraphFont" style:family="text">
      <style:text-properties style:font-name-complex="Calibri" fo:color="#000000"/>
    </style:style>
    <style:style style:name="T12" style:parent-style-name="DefaultParagraphFont" style:family="text">
      <style:text-properties style:font-name-complex="Calibri" fo:color="#000000"/>
    </style:style>
    <style:style style:name="T13" style:parent-style-name="DefaultParagraphFont" style:family="text">
      <style:text-properties style:font-name-complex="Calibri" fo:color="#000000"/>
    </style:style>
    <style:style style:name="T14" style:parent-style-name="DefaultParagraphFont" style:family="text">
      <style:text-properties style:font-name-complex="Calibri" fo:color="#000000"/>
    </style:style>
    <style:style style:name="T15" style:parent-style-name="DefaultParagraphFont" style:family="text">
      <style:text-properties style:font-name-complex="Calibri" fo:color="#000000"/>
    </style:style>
    <style:style style:name="T16" style:parent-style-name="DefaultParagraphFont" style:family="text">
      <style:text-properties style:font-name-complex="Calibri" fo:color="#000000"/>
    </style:style>
    <style:style style:name="T17" style:parent-style-name="DefaultParagraphFont" style:family="text">
      <style:text-properties style:font-name-complex="Calibri" fo:color="#000000"/>
    </style:style>
    <style:style style:name="T18" style:parent-style-name="DefaultParagraphFont" style:family="text">
      <style:text-properties style:font-name-complex="Calibri" fo:color="#000000"/>
    </style:style>
    <style:style style:name="T19" style:parent-style-name="DefaultParagraphFont" style:family="text">
      <style:text-properties style:font-name-complex="Calibri" fo:color="#000000"/>
    </style:style>
    <style:style style:name="T20" style:parent-style-name="DefaultParagraphFont" style:family="text">
      <style:text-properties style:font-name-complex="Calibri" fo:color="#000000"/>
    </style:style>
    <style:style style:name="T21" style:parent-style-name="DefaultParagraphFont" style:family="text">
      <style:text-properties style:font-name-complex="Calibri" fo:color="#000000"/>
    </style:style>
    <style:style style:name="T22" style:parent-style-name="DefaultParagraphFont" style:family="text">
      <style:text-properties style:font-name-complex="Calibri" fo:color="#000000"/>
    </style:style>
    <style:style style:name="P23" style:parent-style-name="Normal" style:family="paragraph">
      <style:paragraph-properties style:text-autospace="none" fo:text-align="justify" fo:margin-bottom="0.0256in" fo:line-height="100%"/>
      <style:text-properties style:font-name-complex="Calibri" fo:color="#000000"/>
    </style:style>
    <style:style style:name="P24" style:parent-style-name="Normal" style:family="paragraph">
      <style:paragraph-properties style:text-autospace="none" fo:text-align="justify" fo:margin-bottom="0.0256in" fo:line-height="100%"/>
    </style:style>
    <style:style style:name="T25" style:parent-style-name="DefaultParagraphFont" style:family="text">
      <style:text-properties style:font-name-complex="Calibri" fo:color="#000000"/>
    </style:style>
    <style:style style:name="T26" style:parent-style-name="DefaultParagraphFont" style:family="text">
      <style:text-properties style:font-name-complex="Calibri" fo:color="#000000"/>
    </style:style>
    <style:style style:name="T27" style:parent-style-name="DefaultParagraphFont" style:family="text">
      <style:text-properties style:font-name-complex="Calibri" fo:color="#000000"/>
    </style:style>
    <style:style style:name="T28" style:parent-style-name="DefaultParagraphFont" style:family="text">
      <style:text-properties style:font-name-complex="Calibri" fo:color="#000000"/>
    </style:style>
    <style:style style:name="T29" style:parent-style-name="DefaultParagraphFont" style:family="text">
      <style:text-properties style:font-name-complex="Calibri" fo:color="#000000"/>
    </style:style>
    <style:style style:name="T30" style:parent-style-name="DefaultParagraphFont" style:family="text">
      <style:text-properties style:font-name-complex="Calibri" fo:color="#000000"/>
    </style:style>
    <style:style style:name="T31" style:parent-style-name="DefaultParagraphFont" style:family="text">
      <style:text-properties style:font-name-complex="Calibri" fo:color="#000000"/>
    </style:style>
    <style:style style:name="T32" style:parent-style-name="DefaultParagraphFont" style:family="text">
      <style:text-properties style:font-name-complex="Calibri" fo:color="#000000"/>
    </style:style>
    <style:style style:name="T33" style:parent-style-name="DefaultParagraphFont" style:family="text">
      <style:text-properties style:font-name-complex="Calibri" fo:color="#000000"/>
    </style:style>
    <style:style style:name="T34" style:parent-style-name="DefaultParagraphFont" style:family="text">
      <style:text-properties style:font-name-complex="Calibri" fo:color="#000000"/>
    </style:style>
    <style:style style:name="P35" style:parent-style-name="Normal" style:family="paragraph">
      <style:paragraph-properties style:text-autospace="none" fo:text-align="justify" fo:margin-bottom="0.0256in" fo:line-height="100%"/>
      <style:text-properties style:font-name-complex="Calibri" fo:color="#000000"/>
    </style:style>
    <style:style style:name="P36" style:parent-style-name="Normal" style:family="paragraph">
      <style:paragraph-properties style:text-autospace="none" fo:text-align="justify" fo:margin-bottom="0.0256in" fo:line-height="100%"/>
    </style:style>
    <style:style style:name="T37" style:parent-style-name="DefaultParagraphFont" style:family="text">
      <style:text-properties style:font-name-complex="Calibri" fo:color="#000000"/>
    </style:style>
    <style:style style:name="T38" style:parent-style-name="DefaultParagraphFont" style:family="text">
      <style:text-properties style:font-name-complex="Calibri" fo:color="#000000"/>
    </style:style>
  </office:automatic-styles>
  <office:body>
    <office:text text:use-soft-page-breaks="true">
      <text:p text:style-name="P1">Literature review (min 3 sources) 300</text:p>
      <text:p text:style-name="P2"/>
      <text:p text:style-name="P3">House prices, like the economy,<text:s/>are in constant flux and are of course affected and driven by many factors,<text:s/>which is why house price estimation and the study of the drivers behind has been and<text:s/>still<text:s/>is,<text:s/>a broad field of study.<text:s/>For decades many of these<text:s/>studies<text:s/>were<text:s/>based on hedonic regression models<text:s/><text:span text:style-name="T4">(Jafari and Akhavian, 2019)</text:span><text:span text:style-name="T5"><text:s/></text:span>that quantify the influence of the various factors on the good (i.e. price), estimating the influence attributes such as the number of bedrooms or the location have on the demand or price of the house<text:s/><text:span text:style-name="T6">(Hedonic Regression Definition, 2022)</text:span>.</text:p>
      <text:p text:style-name="P7"/>
      <text:p text:style-name="P8"><text:span text:style-name="T9">(Hanink, Cromley and Ebenstein, 2012)</text:span><text:span text:style-name="T10"><text:s/>and<text:s/></text:span><text:span text:style-name="T11">(Montero, Fernández-Avilés and Mínguez, 2018)</text:span><text:span text:style-name="T12"><text:s/>however criticise these models as they do not incorporate the spatial parameter inherent in property data. They argue that spatial heterogeneity and spatial autocorrelation need to be accounted for and therefore proceed their analysis based on Geographically Weighted Regression (GWR) and spatial hedonic models such as spatial error models (SEM) and global spatial autoregressive (SAR) models.<text:s/></text:span><text:span text:style-name="T13">(Montero, Fernández-Avilés and Mínguez, 2018)</text:span><text:span text:style-name="T14"><text:s/>in particular</text:span><text:span text:style-name="T15">,</text:span><text:span text:style-name="T16"><text:s/>focused on the<text:s/></text:span><text:span text:style-name="T17">­</text:span><text:span text:style-name="T18">­impact of the environment, concluding that house prices are strongly affected by pollution and odours. However, their measure of environmental factors was based on the resident’s perception</text:span><text:span text:style-name="T19">,</text:span><text:span text:style-name="T20"><text:s/>which is a<text:s/></text:span><text:span text:style-name="T21">somewhat</text:span><text:span text:style-name="T22"><text:s/>subjective measure and arguably difficult to be generalised.<text:s/></text:span></text:p>
      <text:p text:style-name="P23"/>
      <text:p text:style-name="P24"><text:span text:style-name="T25">Machine learning methods have been employed to model housing prices since the early 2000 and as Park and Kwon Bae indicate, multiple studies have tested their performance against traditional hedonic models. The authors themselves proceed to comparing various classifiers and conclude that these can significantly contribute towards accurate house price predictions<text:s/></text:span><text:span text:style-name="T26">(Park and Kwon Bae, 2015)</text:span><text:span text:style-name="T27">.<text:s/></text:span><text:span text:style-name="T28">Similarly, but m</text:span><text:span text:style-name="T29">ore recently</text:span><text:span text:style-name="T30">,<text:s/></text:span><text:span text:style-name="T31">(Phan, 2019)</text:span><text:span text:style-name="T32"><text:s/>compar</text:span><text:span text:style-name="T33">e</text:span><text:span text:style-name="T34"><text:s/>different algorithms, among them, Regression Tree and Support Vector Machine (SVM), in combination with dimensionality reduction methods in order to predict house prices in Melbourne from the properties’ features.</text:span></text:p>
      <text:p text:style-name="P35"/>
      <text:p text:style-name="P36"><text:span text:style-name="T37">This study will be conducted not for a specific city but on the whole of California using the spatial unit of the U.S Census tracts. Differently from previous studies and partially driven by the unavailability of data in the public domain, this research will not focus on individual house prices but the change in the House Price Index for each census tract</text:span><text:span text:style-name="T38"><text:s/>which will also enable to shift the focus to the influence of<text:s/></text:span>environmental and socioeconomic factors rather than the properties’ attribut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1%"/>
      <style:text-properties style:font-name="Calibri" style:font-name-asian="Calibri"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phne Badounas</meta:initial-creator>
    <dc:creator>Daphne Badounas</dc:creator>
    <meta:creation-date>2022-04-23T21:10:00Z</meta:creation-date>
    <dc:date>2022-04-23T21:10:00Z</dc:date>
    <meta:template xlink:href="Normal" xlink:type="simple"/>
    <meta:editing-cycles>1</meta:editing-cycles>
    <meta:editing-duration>PT0S</meta:editing-duration>
    <meta:document-statistic meta:page-count="1" meta:paragraph-count="5" meta:word-count="390" meta:character-count="2613" meta:row-count="18" meta:non-whitespace-character-count="2228"/>
  </office:meta>
</office:document-meta>
</file>